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10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10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1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7113846154" calcext:value-type="float">
            <text:p>16.06671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9749677419" calcext:value-type="float">
            <text:p>16.108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16123870968" calcext:value-type="float">
            <text:p>16.071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9848516129" calcext:value-type="float">
            <text:p>15.9698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83912258065" calcext:value-type="float">
            <text:p>15.838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1264" calcext:value-type="float">
            <text:p>15.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7535" calcext:value-type="float">
            <text:p>15.5537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66451612903" calcext:value-type="float">
            <text:p>15.43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55117419355" calcext:value-type="float">
            <text:p>15.3155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3620645161" calcext:value-type="float">
            <text:p>15.2363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2184" calcext:value-type="float">
            <text:p>15.1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2500645161" calcext:value-type="float">
            <text:p>15.102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7697142857" calcext:value-type="float">
            <text:p>15.0847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10916363636" calcext:value-type="float">
            <text:p>15.06109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82247741936" calcext:value-type="float">
            <text:p>14.9982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2544" calcext:value-type="float">
            <text:p>14.91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09953548387" calcext:value-type="float">
            <text:p>14.870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5187096774" calcext:value-type="float">
            <text:p>14.91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5463225806" calcext:value-type="float">
            <text:p>15.0145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53501935484" calcext:value-type="float">
            <text:p>15.055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73398709677" calcext:value-type="float">
            <text:p>14.9973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9478709677" calcext:value-type="float">
            <text:p>14.908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4416" calcext:value-type="float">
            <text:p>14.7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57415" calcext:value-type="float">
            <text:p>14.695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3635862069" calcext:value-type="float">
            <text:p>14.2733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60693333333" calcext:value-type="float">
            <text:p>14.1860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1550769231" calcext:value-type="float">
            <text:p>13.75515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25935483871" calcext:value-type="float">
            <text:p>13.62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9819354839" calcext:value-type="float">
            <text:p>13.423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3587096774" calcext:value-type="float">
            <text:p>13.255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30325" calcext:value-type="float">
            <text:p>13.094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1928" calcext:value-type="float">
            <text:p>12.9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64665" calcext:value-type="float">
            <text:p>12.876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49470344828" calcext:value-type="float">
            <text:p>12.88494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56541935484" calcext:value-type="float">
            <text:p>12.91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6545" calcext:value-type="float">
            <text:p>12.8566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27736" calcext:value-type="float">
            <text:p>12.74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5816774194" calcext:value-type="float">
            <text:p>12.679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3816774194" calcext:value-type="float">
            <text:p>12.603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5362580645" calcext:value-type="float">
            <text:p>12.500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3148387097" calcext:value-type="float">
            <text:p>12.437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49375483871" calcext:value-type="float">
            <text:p>12.564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94139354839" calcext:value-type="float">
            <text:p>12.689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84048" calcext:value-type="float">
            <text:p>12.7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228175" calcext:value-type="float">
            <text:p>12.922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6419310345" calcext:value-type="float">
            <text:p>13.18964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102" calcext:value-type="float">
            <text:p>13.389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8250322581" calcext:value-type="float">
            <text:p>13.532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8624516129" calcext:value-type="float">
            <text:p>13.647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552516129" calcext:value-type="float">
            <text:p>13.601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53656" calcext:value-type="float">
            <text:p>13.4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65025" calcext:value-type="float">
            <text:p>13.203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480516129" calcext:value-type="float">
            <text:p>13.025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4175483871" calcext:value-type="float">
            <text:p>12.976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1894193548" calcext:value-type="float">
            <text:p>13.142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4064516129" calcext:value-type="float">
            <text:p>13.428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4823225806" calcext:value-type="float">
            <text:p>13.740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0185714286" calcext:value-type="float">
            <text:p>13.9190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155825" calcext:value-type="float">
            <text:p>13.9915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44808" calcext:value-type="float">
            <text:p>13.85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694625" calcext:value-type="float">
            <text:p>13.6669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7472" calcext:value-type="float">
            <text:p>13.4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1532903226" calcext:value-type="float">
            <text:p>13.320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0695" calcext:value-type="float">
            <text:p>13.180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1424" calcext:value-type="float">
            <text:p>13.12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03075" calcext:value-type="float">
            <text:p>13.2000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0968" calcext:value-type="float">
            <text:p>13.3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678" calcext:value-type="float">
            <text:p>13.42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98932413793" calcext:value-type="float">
            <text:p>13.4398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760516129" calcext:value-type="float">
            <text:p>13.360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4113548387" calcext:value-type="float">
            <text:p>13.246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17225" calcext:value-type="float">
            <text:p>13.1891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84875" calcext:value-type="float">
            <text:p>13.2678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05112" calcext:value-type="float">
            <text:p>13.64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9009230769" calcext:value-type="float">
            <text:p>14.12490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3031578947" calcext:value-type="float">
            <text:p>15.6603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1816774194" calcext:value-type="float">
            <text:p>15.956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77424" calcext:value-type="float">
            <text:p>16.2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015625" calcext:value-type="float">
            <text:p>16.4901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452" calcext:value-type="float">
            <text:p>16.5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15035" calcext:value-type="float">
            <text:p>16.601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78348387097" calcext:value-type="float">
            <text:p>16.597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8740645161" calcext:value-type="float">
            <text:p>16.665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25540645161" calcext:value-type="float">
            <text:p>16.772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6637419355" calcext:value-type="float">
            <text:p>16.912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469175" calcext:value-type="float">
            <text:p>16.964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98701935484" calcext:value-type="float">
            <text:p>16.929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4492903226" calcext:value-type="float">
            <text:p>16.8314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05992258065" calcext:value-type="float">
            <text:p>16.7405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33698064516" calcext:value-type="float">
            <text:p>16.613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8980645161" calcext:value-type="float">
            <text:p>16.47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3188" calcext:value-type="float">
            <text:p>16.36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25375483871" calcext:value-type="float">
            <text:p>16.222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5932903226" calcext:value-type="float">
            <text:p>16.078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2077419355" calcext:value-type="float">
            <text:p>15.931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0905806452" calcext:value-type="float">
            <text:p>15.768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54" calcext:value-type="float">
            <text:p>15.6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60322580645" calcext:value-type="float">
            <text:p>15.326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51649032258" calcext:value-type="float">
            <text:p>15.195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3003870968" calcext:value-type="float">
            <text:p>15.099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1581935484" calcext:value-type="float">
            <text:p>15.043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0090322581" calcext:value-type="float">
            <text:p>15.00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8917142857" calcext:value-type="float">
            <text:p>14.9178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613" calcext:value-type="float">
            <text:p>14.810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599483871" calcext:value-type="float">
            <text:p>14.665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54781935484" calcext:value-type="float">
            <text:p>14.555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22278709677" calcext:value-type="float">
            <text:p>14.482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91682580645" calcext:value-type="float">
            <text:p>14.509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39860645161" calcext:value-type="float">
            <text:p>14.5139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7238" calcext:value-type="float">
            <text:p>14.477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6504" calcext:value-type="float">
            <text:p>14.3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51975" calcext:value-type="float">
            <text:p>14.4455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9233548387" calcext:value-type="float">
            <text:p>14.675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6624516129" calcext:value-type="float">
            <text:p>15.095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47848275862" calcext:value-type="float">
            <text:p>15.554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3223225807" calcext:value-type="float">
            <text:p>15.889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62972903226" calcext:value-type="float">
            <text:p>15.996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63089032258" calcext:value-type="float">
            <text:p>15.966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0895483871" calcext:value-type="float">
            <text:p>15.89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26328" calcext:value-type="float">
            <text:p>15.83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8972903226" calcext:value-type="float">
            <text:p>15.843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21504516129" calcext:value-type="float">
            <text:p>15.952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8288" calcext:value-type="float">
            <text:p>16.1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023025" calcext:value-type="float">
            <text:p>16.3202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52808" calcext:value-type="float">
            <text:p>16.44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38268387097" calcext:value-type="float">
            <text:p>16.5338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2862857143" calcext:value-type="float">
            <text:p>16.6052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341725" calcext:value-type="float">
            <text:p>16.673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80428387097" calcext:value-type="float">
            <text:p>16.738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44338064516" calcext:value-type="float">
            <text:p>16.744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2776774194" calcext:value-type="float">
            <text:p>16.724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20972903226" calcext:value-type="float">
            <text:p>16.682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8839" calcext:value-type="float">
            <text:p>16.618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8407483871" calcext:value-type="float">
            <text:p>16.558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92461935484" calcext:value-type="float">
            <text:p>16.509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081925" calcext:value-type="float">
            <text:p>16.460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66147096774" calcext:value-type="float">
            <text:p>16.446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195" calcext:value-type="float">
            <text:p>16.41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8444137931" calcext:value-type="float">
            <text:p>16.3468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43629473684" calcext:value-type="float">
            <text:p>14.49436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2443870968" calcext:value-type="float">
            <text:p>14.651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184125" calcext:value-type="float">
            <text:p>14.731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98126896552" calcext:value-type="float">
            <text:p>14.7398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0316" calcext:value-type="float">
            <text:p>14.72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20539354839" calcext:value-type="float">
            <text:p>14.762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0867096774" calcext:value-type="float">
            <text:p>14.889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3708387097" calcext:value-type="float">
            <text:p>15.171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42619354839" calcext:value-type="float">
            <text:p>15.664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1620645161" calcext:value-type="float">
            <text:p>16.303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09695" calcext:value-type="float">
            <text:p>16.900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2472" calcext:value-type="float">
            <text:p>17.37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9454" calcext:value-type="float">
            <text:p>17.729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91512" calcext:value-type="float">
            <text:p>17.99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635825" calcext:value-type="float">
            <text:p>18.1063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07757142857" calcext:value-type="float">
            <text:p>18.1807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88875" calcext:value-type="float">
            <text:p>18.1598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5589677419" calcext:value-type="float">
            <text:p>18.114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3496774194" calcext:value-type="float">
            <text:p>18.062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11641290323" calcext:value-type="float">
            <text:p>17.991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80121290323" calcext:value-type="float">
            <text:p>17.918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31192258065" calcext:value-type="float">
            <text:p>17.8531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33390967742" calcext:value-type="float">
            <text:p>17.7933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71528" calcext:value-type="float">
            <text:p>17.70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249075" calcext:value-type="float">
            <text:p>17.6424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6832" calcext:value-type="float">
            <text:p>17.5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79965" calcext:value-type="float">
            <text:p>17.4979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9345714286" calcext:value-type="float">
            <text:p>17.4379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207225" calcext:value-type="float">
            <text:p>17.342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75504516129" calcext:value-type="float">
            <text:p>17.247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67003870968" calcext:value-type="float">
            <text:p>17.156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09630967742" calcext:value-type="float">
            <text:p>17.070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65329032258" calcext:value-type="float">
            <text:p>16.996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70361290323" calcext:value-type="float">
            <text:p>16.967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02575" calcext:value-type="float">
            <text:p>16.9700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8162580645" calcext:value-type="float">
            <text:p>17.026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25535483871" calcext:value-type="float">
            <text:p>17.112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0947096774" calcext:value-type="float">
            <text:p>17.239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50402580645" calcext:value-type="float">
            <text:p>17.2950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4954482759" calcext:value-type="float">
            <text:p>17.3384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3855483871" calcext:value-type="float">
            <text:p>17.292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93202580645" calcext:value-type="float">
            <text:p>17.2493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1104" calcext:value-type="float">
            <text:p>17.19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55032258065" calcext:value-type="float">
            <text:p>17.115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7652" calcext:value-type="float">
            <text:p>17.02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88753548387" calcext:value-type="float">
            <text:p>16.958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17615483871" calcext:value-type="float">
            <text:p>16.871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79192" calcext:value-type="float">
            <text:p>16.7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3130322581" calcext:value-type="float">
            <text:p>16.675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80288" calcext:value-type="float">
            <text:p>16.5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98650322581" calcext:value-type="float">
            <text:p>16.519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5223225807" calcext:value-type="float">
            <text:p>16.3465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1083870968" calcext:value-type="float">
            <text:p>16.23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7664" calcext:value-type="float">
            <text:p>16.1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88941935484" calcext:value-type="float">
            <text:p>15.978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67704" calcext:value-type="float">
            <text:p>15.86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95425" calcext:value-type="float">
            <text:p>15.635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95144" calcext:value-type="float">
            <text:p>15.46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5334" calcext:value-type="float">
            <text:p>15.24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99344" calcext:value-type="float">
            <text:p>15.01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5987096774" calcext:value-type="float">
            <text:p>14.79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59715862069" calcext:value-type="float">
            <text:p>14.5659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41772903226" calcext:value-type="float">
            <text:p>14.274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7607741935" calcext:value-type="float">
            <text:p>13.9527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69248" calcext:value-type="float">
            <text:p>13.59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6629677419" calcext:value-type="float">
            <text:p>13.2316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8872" calcext:value-type="float">
            <text:p>12.8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35775" calcext:value-type="float">
            <text:p>12.0063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7424" calcext:value-type="float">
            <text:p>11.70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4663225807" calcext:value-type="float">
            <text:p>11.7074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69352" calcext:value-type="float">
            <text:p>12.20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8514285714" calcext:value-type="float">
            <text:p>14.377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116" calcext:value-type="float">
            <text:p>15.40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33592258065" calcext:value-type="float">
            <text:p>15.9633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6176" calcext:value-type="float">
            <text:p>16.1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0798" calcext:value-type="float">
            <text:p>16.29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5792" calcext:value-type="float">
            <text:p>16.3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8809" calcext:value-type="float">
            <text:p>16.378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8750967742" calcext:value-type="float">
            <text:p>16.3668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04576" calcext:value-type="float">
            <text:p>16.3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76098064516" calcext:value-type="float">
            <text:p>16.247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9442580645" calcext:value-type="float">
            <text:p>16.145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1908965517" calcext:value-type="float">
            <text:p>16.08419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8722580645" calcext:value-type="float">
            <text:p>15.95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8985806452" calcext:value-type="float">
            <text:p>15.755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2272" calcext:value-type="float">
            <text:p>15.55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2616" calcext:value-type="float">
            <text:p>15.3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32288" calcext:value-type="float">
            <text:p>15.01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62" meta:object-count="0"/>
    <meta:user-defined meta:name="AppVersion">3.0</meta:user-defined>
  </office:meta>
</office:document-meta>
</file>